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7.55cm" fo:min-width="21.7cm"/>
    </style:style>
    <style:style style:name="gr2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 fo:min-height="13.038cm" fo:min-width="2.388cm"/>
    </style:style>
    <style:style style:name="gr3" style:family="graphic" style:parent-style-name="standard">
      <style:graphic-properties draw:textarea-horizontal-align="justify" draw:textarea-vertical-align="middle" draw:auto-grow-height="false" fo:min-height="12.497cm" fo:min-width="1.8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 draw:auto-grow-height="false" fo:min-height="0.24cm" fo:min-width="1.076cm"/>
    </style:style>
    <style:style style:name="gr7" style:family="graphic" style:parent-style-name="standard">
      <style:graphic-properties draw:fill="none" draw:fill-color="#ffffcc" draw:opacity="10%" draw:textarea-horizontal-align="justify" draw:textarea-vertical-align="middle" draw:auto-grow-height="false" fo:min-height="0.74cm" fo:min-width="0.49cm" draw:shadow-opacity="10%"/>
    </style:style>
    <style:style style:name="gr8" style:family="graphic" style:parent-style-name="standard">
      <style:graphic-properties draw:textarea-horizontal-align="justify" draw:textarea-vertical-align="middle" draw:auto-grow-height="false" fo:min-height="4.134cm" fo:min-width="4.168cm"/>
    </style:style>
    <style:style style:name="gr9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 fo:min-height="5.95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hatch" draw:fill-hatch-name="Black_20_-45_20_Degrees" draw:fill-hatch-solid="fals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cc" draw:opacity="10%"/>
      <style:paragraph-properties fo:text-align="center"/>
    </style:style>
    <style:style style:name="P8" style:family="paragraph">
      <style:text-properties fo:color="#ff3333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-color="#ffffff"/>
    </style:style>
    <style:style style:name="T1" style:family="text">
      <style:text-properties style:font-name="Liberation Sans1" fo:font-size="24pt" style:font-name-asian="Liberation Sans1" style:font-name-complex="Liberation Sans1"/>
    </style:style>
    <style:style style:name="T2" style:family="text">
      <style:text-properties fo:color="#ff3333" style:font-name="Liberation Sans1" fo:font-size="24pt" style:font-name-asian="Liberation Sans1" style:font-name-complex="Liberation Sans1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2cm" svg:height="17.8cm" svg:x="3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13.6cm" svg:x="9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6cm" svg:height="12.999cm" svg:x="10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6.098cm" svg:height="2.139cm" svg:x="3.361cm" svg:y="17cm">
          <draw:text-box>
            <text:p text:style-name="P4"><text:span text:style-name="T1">Room</text:span></text:p>
            <text:p text:style-name="P4"><text:span text:style-name="T2">(Surroundings)</text:span></text:p>
          </draw:text-box>
        </draw:frame>
        <draw:frame draw:style-name="gr5" draw:text-style-name="P6" draw:layer="layout" svg:width="7.648cm" svg:height="1.171cm" draw:transform="rotate (-1.58807508638964) translate (12.1cm 6.62cm)">
          <draw:text-box>
            <text:p>N<text:span text:style-name="T3">2</text:span>-gas cylinder <text:span text:style-name="T4">(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) </text:span></text:p>
          </draw:text-box>
        </draw:frame>
        <draw:custom-shape draw:style-name="gr6" draw:text-style-name="P3" draw:layer="layout" svg:width="2.4cm" svg:height="1.2cm" svg:x="13.7cm" svg:y="5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4cm" svg:height="1.4cm" svg:x="12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6cm" svg:height="6.2cm" svg:x="16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6.2cm" svg:x="19.4cm" svg:y="2.6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619cm" svg:height="0.962cm" draw:transform="rotate (1.55351756720015) translate (17.743cm 7.01cm)">
          <draw:text-box>
            <text:p text:style-name="P8"><text:span text:style-name="T4">System</text:span></text:p>
          </draw:text-box>
        </draw:frame>
        <draw:frame draw:style-name="gr10" draw:text-style-name="P9" draw:layer="layout" svg:width="4.265cm" svg:height="0.962cm" draw:transform="rotate (-1.57865030842887) translate (21.865cm 3.591cm)">
          <draw:text-box>
            <text:p text:style-name="P8"><text:span text:style-name="T4">Surroundings</text:span></text:p>
          </draw:text-box>
        </draw:frame>
        <draw:frame draw:style-name="gr10" draw:text-style-name="P9" draw:layer="layout" svg:width="2.403cm" svg:height="0.962cm" svg:x="18.797cm" svg:y="10.6cm">
          <draw:text-box>
            <text:p text:style-name="P8"><text:span text:style-name="T4">Border</text:span></text:p>
          </draw:text-box>
        </draw:frame>
        <draw:custom-shape draw:style-name="gr11" draw:text-style-name="P3" draw:layer="layout" svg:width="0.6cm" svg:height="1.4cm" svg:x="19.6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5:54:05</meta:creation-date>
    <dc:date>2016-12-23T18:23:59.893265182</dc:date>
    <meta:editing-duration>PT9M58S</meta:editing-duration>
    <meta:editing-cycles>3</meta:editing-cycles>
    <meta:generator>LibreOffice/5.1.4.2$Linux_X86_64 LibreOffice_project/10m0$Build-2</meta:generator>
    <meta:document-statistic meta:object-count="36"/>
  </office:meta>
</office:document-meta>
</file>